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5ba" officeooo:paragraph-rsid="001b35ba"/>
    </style:style>
    <style:style style:name="P2" style:family="paragraph" style:parent-style-name="Standard">
      <style:text-properties officeooo:rsid="001b35ba" officeooo:paragraph-rsid="001d1daf"/>
    </style:style>
    <style:style style:name="P3" style:family="paragraph" style:parent-style-name="Standard">
      <style:text-properties officeooo:rsid="001d1daf" officeooo:paragraph-rsid="001d1daf"/>
    </style:style>
    <style:style style:name="P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b35ba" officeooo:paragraph-rsid="001b35ba"/>
    </style:style>
    <style:style style:name="P5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b35ba" officeooo:paragraph-rsid="001b35ba"/>
    </style:style>
    <style:style style:name="T1" style:family="text">
      <style:text-properties officeooo:rsid="001d1d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rts Lists and Wiring Diagram</text:p>
      <text:h text:style-name="Heading_20_1" text:outline-level="1">Tools needed:</text:h>
      <text:p text:style-name="P1">1) Sponge Mop -- Very useful for folding the arms when you don't want to get a ladder.</text:p>
      <text:p text:style-name="P1">2) Superclamp -- For putting the lugs on the ends of wire.</text:p>
      <text:p text:style-name="P1">3) Volt/Ohm meter</text:p>
      <text:p text:style-name="P1"/>
      <text:p text:style-name="P1">You may need a soldering iron.</text:p>
      <text:p text:style-name="P4"/>
      <text:p text:style-name="P1"/>
      <text:h text:style-name="Heading_20_1" text:outline-level="1">Simple test board parts:</text:h>
      <text:p text:style-name="P1">1) 5A circuit breaker (120 volts)</text:p>
      <text:p text:style-name="P1">2) Power cord with plug. (Think extension cord with one end cut off)</text:p>
      <text:p text:style-name="P1">3) Light switch &amp; electrical box for switch.</text:p>
      <text:p text:style-name="P1">4) Push button switch </text:p>
      <text:p text:style-name="P1">5) DPDT toggle switch (120 VAC rated) -- DPDT = Double Pole, Double Throw. <text:s/>Double throw means that the switch controls two circuits. <text:s/>Double throw means that the switch has contacts for both the <text:s/>"On" and "Off" sides. <text:s text:c="2"/>The switch will have 6 connection points.</text:p>
      <text:p text:style-name="P1">6) Box to house the above.</text:p>
      <text:p text:style-name="P1">7) Terminal block (a place to connect the wires.)</text:p>
      <text:p text:style-name="P1">8) Lugs to fit the switches and terminal block.</text:p>
      <text:p text:style-name="P1">9) #12 Gage or thicker wire. <text:s text:c="2"/>Stranded makes it much easier to use. <text:s/>(Not 100% sure of the <text:s/>gauge here.)</text:p>
      <text:p text:style-name="P1"><text:soft-page-break/>10) 1/4 plywood board on which to mount stuff. (Or whatever you wish to use.)</text:p>
      <text:p text:style-name="P1">11) Cable ties (keep things neat)</text:p>
      <text:p text:style-name="P4"/>
      <text:p text:style-name="P1">Note: I'm using 9 pin Molex connectors to connect the light to test fixture and the controller.</text:p>
      <text:p text:style-name="P1">I would recommend that you do the same, but it's not required.</text:p>
      <text:p text:style-name="P1">Optional: 3 sets (Male, female) of 9pin molex connectors. <text:s/>(Frys, Radio Shack)</text:p>
      <text:p text:style-name="P5"/>
      <text:h text:style-name="Heading_20_1" text:outline-level="1">Controller parts list:</text:h>
      <text:p text:style-name="P2">1) Raspberry PI model B, B+ or similar. <text:s/><text:span text:style-name="T1">( </text:span><text:a xlink:type="simple" xlink:href="https://www.adafruit.com/products/998?gclid=Cj0KEQjw6My4BRD4ssKGvYvB-YsBEiQAJYd77Xuxor3YtZ4_ayai3KAbcaGi8XYZf80_2HjO0Sh0P8AaAqdu8P8HAQ" text:style-name="Internet_20_link" text:visited-style-name="Visited_20_Internet_20_Link"><text:span text:style-name="T1">https://www.adafruit.com/products/998</text:span></text:a><text:span text:style-name="T1">) (Anything that's not the model 0 will work.)</text:span></text:p>
      <text:p text:style-name="P2">2) 5V power supply for the Raspberry PI. <text:s text:c="2"/>These are USB chargers capable of generating 1A or more of power. <text:s/>They have some that you can get with the Raspberry PI, but you can use any charger. <text:span text:style-name="T1">(</text:span><text:a xlink:type="simple" xlink:href="https://www.adafruit.com/products/501" text:style-name="Internet_20_link" text:visited-style-name="Visited_20_Internet_20_Link"><text:span text:style-name="T1">https://www.adafruit.com/products/501</text:span></text:a><text:span text:style-name="T1">)</text:span></text:p>
      <text:p text:style-name="P1">3) Micro SD card. <text:s/>2GB or better. <text:s/>(You can hardly find less that 8GM now, but if you have an old one lying about we can use it.) <text:s/></text:p>
      <text:p text:style-name="P2">4) Raspberry PI console cable. <text:span text:style-name="T1">(</text:span><text:a xlink:type="simple" xlink:href="https://www.adafruit.com/products/954" text:style-name="Internet_20_link" text:visited-style-name="Visited_20_Internet_20_Link"><text:span text:style-name="T1">https://www.adafruit.com/products/954</text:span></text:a><text:span text:style-name="T1">) <text:s text:c="2"/>Note: Do not connect the red wire of the console cable.</text:span></text:p>
      <text:p text:style-name="P1">5) Optional: USB WiFI dongle. <text:s/>(Cheap and let you connect remotely to your PI)</text:p>
      <text:p text:style-name="P2">6) Numto Labs USB 16 Relay board. <text:s/><text:span text:style-name="T1">(</text:span><text:a xlink:type="simple" xlink:href="http://numato.com/16-channel-usb-relay-module/" text:style-name="Internet_20_link" text:visited-style-name="Visited_20_Internet_20_Link"><text:span text:style-name="T1">http://numato.com/16-channel-usb-relay-module/</text:span></text:a><text:span text:style-name="T1">)</text:span></text:p>
      <text:p text:style-name="P1">7) 12v power for the relay board. (Wall wart type will do) <text:s text:c="2"/>This will also power the direction relays.<text:span text:style-name="T1">(</text:span><text:a xlink:type="simple" xlink:href="https://www.sparkfun.com/products/9442" text:style-name="Internet_20_link" text:visited-style-name="Visited_20_Internet_20_Link"><text:span text:style-name="T1">https://www.sparkfun.com/products/9442</text:span></text:a><text:span text:style-name="T1">)</text:span></text:p>
      <text:p text:style-name="P1">8) 5v power for the relay board. <text:s text:c="2"/>(The relay board has the option to run off the USB power.</text:p>
      <text:p text:style-name="P2">Do not use this option with a low powered board like the Raspberry PI. <text:s/><text:span text:style-name="T1">We need a separate power supply</text:span>) <text:span text:style-name="T1">(</text:span><text:a xlink:type="simple" xlink:href="https://www.sparkfun.com/products/12889" text:style-name="Internet_20_link" text:visited-style-name="Visited_20_Internet_20_Link"><text:span text:style-name="T1">https://www.sparkfun.com/products/12889</text:span></text:a><text:span text:style-name="T1">)</text:span></text:p>
      <text:p text:style-name="P1">9) Quantity 2: 12v relay capable of switching 110V at 5Amps. <text:s text:c="2"/>(You may need to purchase a base for the relay so you can use lugs and not have to solder on the wires) <text:s/><text:span text:style-name="T1">(Frys)</text:span></text:p>
      <text:p text:style-name="P2"><text:soft-page-break/>10) Quantity 2: Didoes <text:s/>(Get more -- they are cheap and you may blow up a few.) <text:s/><text:span text:style-name="T1">Type: 1N4005</text:span></text:p>
      <text:p text:style-name="ordinary">11) Pushbutton <text:span text:style-name="T1">for starting the cycle.</text:span></text:p>
      <text:p text:style-name="P1"/>
      <text:p text:style-name="P1">Board to mount components on, box for the button and the other mechanical stuff.</text:p>
      <text:p text:style-name="P1"/>
      <text:p text:style-name="P3">Software required: Terminal program for your PC. <text:s/>Tera Term comes to mind, but I'm not a PC gu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1201in" fo:margin-bottom="0.1201in" loext:contextual-spacing="false" fo:keep-together="always" fo:text-indent="0in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rdinary" style:family="paragraph" style:parent-style-name="Standard"/>
    <style:style style:name="ordinary" style:family="paragraph" style:parent-style-name="Standard">
      <style:paragraph-properties fo:margin-left="0in" fo:margin-right="0in" fo:margin-top="0.1201in" fo:margin-bottom="0.1201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22:33:54.794727272</meta:creation-date>
    <dc:date>2016-04-17T22:53:30.700608735</dc:date>
    <meta:editing-duration>PT19M36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3" meta:paragraph-count="36" meta:word-count="509" meta:character-count="2922" meta:non-whitespace-character-count="2415"/>
  </office:meta>
</office:document-meta>
</file>